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4" style:family="text">
      <style:text-properties fo:font-size="11.00pt" fo:font-weight="bold" fo:font-family="Calibri" style:font-family-asian="Calibri" style:font-family-complex="Calibri" fo:background-color="#ffffff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26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lý prince</text:span></text:p>
      <text:p text:style-name="P2"><text:span text:style-name="T1">Autor</text:span><text:span text:style-name="T2"><text:s/>: Antone de Saint-Exupery</text:span></text:p>
      <text:p text:style-name="P2"><text:span text:style-name="T3">Téma :<text:s/></text:span><text:span text:style-name="T4">Cestování malého prince a poznávání sv</text:span><text:span text:style-name="T5">ěta</text:span></text:p>
      <text:p text:style-name="P2"><text:span text:style-name="T6">Motiv</text:span><text:span text:style-name="T7"><text:s/>: Láska, p</text:span><text:span text:style-name="T8">ř</text:span><text:span text:style-name="T9">átelství</text:span></text:p>
      <text:p text:style-name="P2"><text:span text:style-name="T10">Časoprostor :<text:s/></text:span><text:span text:style-name="T11">planetka B612, Země<text:s/></text:span><text:span text:style-name="T12">–</text:span><text:span text:style-name="T13"><text:s/>Sahara, 9 dní</text:span></text:p>
      <text:p text:style-name="P2"><text:span text:style-name="T14">Kompozice :<text:s/></text:span><text:span text:style-name="T15">Chronologický d</text:span><text:span text:style-name="T16">ěj</text:span></text:p>
      <text:p text:style-name="P2"><text:span text:style-name="T17">Druh :<text:s/></text:span><text:span text:style-name="T18">Epika</text:span></text:p>
      <text:p text:style-name="P2"><text:span text:style-name="T19">Ž</text:span><text:span text:style-name="T20">ánr :<text:s/></text:span><text:span text:style-name="T21">Pohadka</text:span></text:p>
      <text:p text:style-name="P2"><text:span text:style-name="T22">Forma :<text:s/></text:span><text:span text:style-name="T23">Próza</text:span></text:p>
      <text:p text:style-name="P2"><text:span text:style-name="T24">Vyprav</text:span><text:span text:style-name="T25">ěč :<text:s/></text:span><text:span text:style-name="T26">Nen</text:span><text:span text:style-name="T27">í</text:span></text:p>
      <text:p text:style-name="P2"><text:span text:style-name="T28">Postavy : </text:span></text:p>
      <text:list text:style-name="L3">
        <text:list-item>
          <text:p text:style-name="P3"><text:span text:style-name="T29">Pilot<text:s/></text:span><text:span text:style-name="T30">–</text:span><text:span text:style-name="T31"><text:s/>kamarád Malého prince, m</text:span><text:span text:style-name="T32">ěl stejn</text:span><text:span text:style-name="T33">é pochopení pro d</text:span><text:span text:style-name="T34">ětsk</text:span><text:span text:style-name="T35">ý sv</text:span><text:span text:style-name="T36">ět, a proto si s Mal</text:span><text:span text:style-name="T37">ým princem velmi dob</text:span><text:span text:style-name="T38">ře rozuměl</text:span></text:p>
        </text:list-item>
        <text:list-item>
          <text:p text:style-name="P3"><text:span text:style-name="T39">Malý princ<text:s/></text:span><text:span text:style-name="T40">–</text:span><text:span text:style-name="T41"><text:s/>malý chlapec, který se vydá výlet po dal</text:span><text:span text:style-name="T42">š</text:span><text:span text:style-name="T43">ích planetách, aby pochopil smysl<text:s/></text:span><text:span text:style-name="T44">života a tak</text:span><text:span text:style-name="T45">é pomohl své kv</text:span><text:span text:style-name="T46">ětině, kter</text:span><text:span text:style-name="T47">á ch</text:span><text:span text:style-name="T48">řadne, postava je pln</text:span><text:span text:style-name="T49">á d</text:span><text:span text:style-name="T50">ětsk</text:span><text:span text:style-name="T51">é zvídavosti a nevinnosti</text:span></text:p>
        </text:list-item>
        <text:list-item>
          <text:p text:style-name="P3"><text:span text:style-name="T51">Kv</text:span><text:span text:style-name="T52">ětina<text:s/></text:span><text:span text:style-name="T53">–</text:span><text:span text:style-name="T54"><text:s/>py</text:span><text:span text:style-name="T55">šn</text:span><text:span text:style-name="T56">á r</text:span><text:span text:style-name="T57">ůže, udělala si z prince otroka, ned</text:span><text:span text:style-name="T58">ávala najevo své emoce</text:span></text:p>
        </text:list-item>
        <text:list-item>
          <text:p text:style-name="P3"><text:span text:style-name="T58">Li</text:span><text:span text:style-name="T59">ška<text:s/></text:span><text:span text:style-name="T60">–</text:span><text:span text:style-name="T61"><text:s/>velmi moudrá, ukázala princovi smysl pravého p</text:span><text:span text:style-name="T62">ř</text:span><text:span text:style-name="T63">átelství a jedine</text:span><text:span text:style-name="T64">čnost jeho květiny</text:span></text:p>
        </text:list-item>
        <text:list-item>
          <text:p text:style-name="P3"><text:span text:style-name="T65">Král<text:s/></text:span><text:span text:style-name="T66">–</text:span><text:span text:style-name="T67"><text:s/>je vládcem hv</text:span><text:span text:style-name="T68">ězd, ze všech lid</text:span><text:span text:style-name="T69">í si d</text:span><text:span text:style-name="T70">ěl</text:span><text:span text:style-name="T71">á poddané, princ se stane jeho vyslancem</text:span></text:p>
        </text:list-item>
        <text:list-item>
          <text:p text:style-name="P3"><text:span text:style-name="T71">Lampá</text:span><text:span text:style-name="T72">ř<text:s/></text:span><text:span text:style-name="T73">–</text:span><text:span text:style-name="T74"><text:s/>jeho povinností je rozsvítit a zhasnout lampu na své planetce, musí to tak ud</text:span><text:span text:style-name="T75">ělat každou minutu, nem</text:span><text:span text:style-name="T76">á<text:s/></text:span><text:span text:style-name="T77">čas na odpočinek</text:span></text:p>
        </text:list-item>
        <text:list-item>
          <text:p text:style-name="P3"><text:span text:style-name="T78">Zem</text:span><text:span text:style-name="T79">ěpisec<text:s/></text:span><text:span text:style-name="T80">–</text:span><text:span text:style-name="T81"><text:s/>tráví ve</text:span><text:span text:style-name="T82">šker</text:span><text:span text:style-name="T83">ý<text:s/></text:span><text:span text:style-name="T84">čas tvorbou map a nikdy se nezvedne od stolu, mysl</text:span><text:span text:style-name="T85">í si,<text:s/></text:span><text:span text:style-name="T86">že je nejdůležitějš</text:span><text:span text:style-name="T87">í na sv</text:span><text:span text:style-name="T88">ětě</text:span></text:p>
        </text:list-item>
        <text:list-item>
          <text:p text:style-name="P3"><text:span text:style-name="T89">Pijan<text:s/></text:span><text:span text:style-name="T90">–</text:span><text:span text:style-name="T91"><text:s/>je smutný a osamocený, pije alkohol, aby se zapomn</text:span><text:span text:style-name="T92">ěl na to, že se styd</text:span><text:span text:style-name="T93">í,<text:s/></text:span><text:span text:style-name="T94">že pije</text:span></text:p>
        </text:list-item>
        <text:list-item>
          <text:p text:style-name="P3"><text:span text:style-name="T95">Domý</text:span><text:span text:style-name="T96">šlivec<text:s/></text:span><text:span text:style-name="T97">–</text:span><text:span text:style-name="T98"><text:s/>narcis, chce, aby ho v</text:span><text:span text:style-name="T99">šichni obdivovali</text:span></text:p>
        </text:list-item>
        <text:list-item>
          <text:p text:style-name="P3"><text:span text:style-name="T100">Byznysmen<text:s/></text:span><text:span text:style-name="T101">–</text:span><text:span text:style-name="T102"><text:s/>po</text:span><text:span text:style-name="T103">ř</text:span><text:span text:style-name="T104">ád jen po</text:span><text:span text:style-name="T105">č</text:span><text:span text:style-name="T106">ítá hv</text:span><text:span text:style-name="T107">ězdy a jeho snem je si jich koupit v</text:span><text:span text:style-name="T108">íc</text:span></text:p>
        </text:list-item>
      </text:list>
      <text:p text:style-name="P4"><text:span text:style-name="T109"/></text:p>
      <text:p text:style-name="P4"><text:span text:style-name="T110">Vypráv</text:span><text:span text:style-name="T111">ěc</text:span><text:span text:style-name="T112">í zp</text:span><text:span text:style-name="T113">ůzoby :<text:s/></text:span><text:span text:style-name="T114">Př</text:span><text:span text:style-name="T115">ímá<text:s/></text:span><text:span text:style-name="T116">řeč </text:span></text:p>
      <text:p text:style-name="P4"><text:span text:style-name="T117">Ver</text:span><text:span text:style-name="T118">šov</text:span><text:span text:style-name="T119">á výstavba :<text:s/></text:span><text:span text:style-name="T120">Není</text:span></text:p>
      <text:p text:style-name="P4"><text:span text:style-name="T121">Typy promluv :<text:s/></text:span><text:span text:style-name="T122">Dialog</text:span></text:p>
      <text:p text:style-name="P4"><text:span text:style-name="T123">Kontext Autorovy tvorby : </text:span></text:p>
      <text:p text:style-name="P5"><text:span text:style-name="T124">mezivále</text:span><text:span text:style-name="T125">čn</text:span><text:span text:style-name="T126">á literatura</text:span></text:p>
      <text:p text:style-name="P5"><text:span text:style-name="T126">1. polovina 20. století</text:span></text:p>
      <text:p text:style-name="P5"><text:span text:style-name="T126">Antoine de Saint-Exupéry (1900, Lyon, Francie<text:s/></text:span><text:span text:style-name="T127">–</text:span><text:span text:style-name="T128"><text:s/>1944)</text:span></text:p>
      <text:p text:style-name="P5"><text:span text:style-name="T129">- francouzský spisovatel, letec, filozof, humanista</text:span></text:p>
      <text:p text:style-name="P5"><text:span text:style-name="T129">- syn hrab</text:span><text:span text:style-name="T130">ěte</text:span></text:p>
      <text:p text:style-name="P5"><text:span text:style-name="T131">-<text:s/></text:span><text:span text:style-name="T132">ř</text:span><text:span text:style-name="T133">íkali mu Král Sluní</text:span><text:span text:style-name="T134">čko pro jeho modr</text:span><text:span text:style-name="T135">é o</text:span><text:span text:style-name="T136">či a blonďat</text:span><text:span text:style-name="T137">é vlasy</text:span></text:p>
      <text:p text:style-name="P5"><text:span text:style-name="T137">- psal prózu pro dosp</text:span><text:span text:style-name="T138">ěl</text:span><text:span text:style-name="T139">é</text:span></text:p>
      <text:p text:style-name="P5"><text:span text:style-name="T139">- vojenskou slu</text:span><text:span text:style-name="T140">žbu nastoupil roku 1921, na vlastn</text:span><text:span text:style-name="T141">í<text:s/></text:span><text:span text:style-name="T142">ž</text:span><text:span text:style-name="T143">ádost byl p</text:span><text:span text:style-name="T144">řidělen k letectvu</text:span></text:p>
      <text:p text:style-name="P5"><text:span text:style-name="T145">- byl civilním letcem v severní Africe a Ji</text:span><text:span text:style-name="T146">žn</text:span><text:span text:style-name="T147">í Americe</text:span></text:p>
      <text:p text:style-name="P5"><text:span text:style-name="T147">- roku 1936 byl vyslán jako reportér do<text:s/></text:span><text:span text:style-name="T148">Španělska, kde zuřila občansk</text:span><text:span text:style-name="T149">á válka</text:span></text:p>
      <text:p text:style-name="P5"><text:span text:style-name="T149">- pokusil se o dálkový let New York<text:s/></text:span><text:span text:style-name="T150">–</text:span><text:span text:style-name="T151"><text:s/>Oh</text:span><text:span text:style-name="T152">ňov</text:span><text:span text:style-name="T153">á zem</text:span><text:span text:style-name="T154">ě, ale v Guatemale došlo k hav</text:span><text:span text:style-name="T155">árii a Exupéry utrp</text:span><text:span text:style-name="T156">ěl </text:span></text:p>
      <text:p text:style-name="P5"><text:span text:style-name="T156">četn</text:span><text:span text:style-name="T157">é zlomeniny</text:span></text:p>
      <text:p text:style-name="P5"><text:span text:style-name="T157">- za 2. sv</text:span><text:span text:style-name="T158">ětov</text:span><text:span text:style-name="T159">é války zahynul p</text:span><text:span text:style-name="T160">ři průzkumn</text:span><text:span text:style-name="T161">ém letu, pravd</text:span><text:span text:style-name="T162">ěpodobně nad Středozemn</text:span><text:span text:style-name="T163">ím mo</text:span><text:span text:style-name="T164">řem </text:span></text:p>
      <text:p text:style-name="P5"><text:span text:style-name="T165">nedaleko Korsiky</text:span></text:p>
      <text:p text:style-name="P5"><text:span text:style-name="T166">Autorova Díla : </text:span></text:p>
      <text:list text:style-name="L6">
        <text:list-item>
          <text:p text:style-name="P6"><text:span text:style-name="T167">Zem</text:span><text:span text:style-name="T168">ě lid</text:span><text:span text:style-name="T169">í</text:span></text:p>
        </text:list-item>
        <text:list-item>
          <text:p text:style-name="P6"><text:span text:style-name="T169">No</text:span><text:span text:style-name="T170">čn</text:span><text:span text:style-name="T171">í let</text:span></text:p>
        </text:list-item>
        <text:list-item>
          <text:p text:style-name="P6"><text:span text:style-name="T171">Citadela</text:span></text:p>
        </text:list-item>
      </text:list>
      <text:p text:style-name="P7"><text:span text:style-name="T172">Literární/ obecn</text:span><text:span text:style-name="T173">ě kulturn</text:span><text:span text:style-name="T174">í kontext : </text:span></text:p>
      <text:p text:style-name="P7"><text:span text:style-name="T175">Francouzská próza mezi válkami</text:span></text:p>
      <text:p text:style-name="P7"><text:span text:style-name="T175">- vliv 1. sv</text:span><text:span text:style-name="T176">ětov</text:span><text:span text:style-name="T177">é války</text:span></text:p>
      <text:p text:style-name="P7"><text:span text:style-name="T177">- p</text:span><text:span text:style-name="T178">řib</text:span><text:span text:style-name="T179">ývá prvk</text:span><text:span text:style-name="T180">ů absurdity, negativn</text:span><text:span text:style-name="T181">í postoj ke spole</text:span><text:span text:style-name="T182">čnosti</text:span></text:p>
      <text:p text:style-name="P7"><text:span text:style-name="T183">- poezie více subjektivní, auto</text:span><text:span text:style-name="T184">ři experimentuj</text:span><text:span text:style-name="T185">í s jazykem</text:span></text:p>
      <text:p text:style-name="P7"><text:span text:style-name="T185">- existencionální otázky a jejich<text:s/></text:span><text:span text:style-name="T186">řešen</text:span><text:span text:style-name="T187">í</text:span></text:p>
      <text:p text:style-name="P7"><text:span text:style-name="T188">Dal</text:span><text:span text:style-name="T189">š</text:span><text:span text:style-name="T190">í auto</text:span><text:span text:style-name="T191">ři tohoto obdob</text:span><text:span text:style-name="T192">í :</text:span></text:p>
      <text:list text:style-name="L8">
        <text:list-item>
          <text:p text:style-name="P8"><text:span text:style-name="T193">Anatole France<text:s/></text:span><text:span text:style-name="T194">–</text:span><text:span text:style-name="T195"><text:s/>Ostrov tu</text:span><text:span text:style-name="T196">čň</text:span><text:span text:style-name="T197">ák</text:span><text:span text:style-name="T198">ů</text:span></text:p>
        </text:list-item>
        <text:list-item>
          <text:p text:style-name="P8"><text:span text:style-name="T199">Romain Rolland<text:s/></text:span><text:span text:style-name="T200">–</text:span><text:span text:style-name="T201"><text:s/>Dobrý<text:s/></text:span><text:span text:style-name="T202">člověk ještě žije</text:span></text:p>
        </text:list-item>
        <text:list-item>
          <text:p text:style-name="P8"><text:span text:style-name="T203">Henri Barbusse<text:s/></text:span><text:span text:style-name="T204">–</text:span><text:span text:style-name="T205"><text:s/>Ohe</text:span><text:span text:style-name="T206">ň</text:span></text:p>
        </text:list-item>
      </text:list>
      <text:p text:style-name="P9"><text:span text:style-name="T207">D</text:span><text:span text:style-name="T208">ěj</text:span><text:span text:style-name="T209"><text:s/>: </text:span></text:p>
      <text:p text:style-name="P10"><text:span text:style-name="T210">Pilotovo letadlo má poruchu, a proto musí nouzov</text:span><text:span text:style-name="T211">ě přist</text:span><text:span text:style-name="T212">át v pou</text:span><text:span text:style-name="T213">šti. Setk</text:span><text:span text:style-name="T214">ává se s Malým princem a hned se s ním skamarádí. Princ chce, aby mu pilot nakreslil beránka. Pilot mu nakreslí bedni</text:span><text:span text:style-name="T215">čku a princ je šťastn</text:span><text:span text:style-name="T216">ý, proto</text:span><text:span text:style-name="T217">že si představuje, že je ber</text:span><text:span text:style-name="T218">ánek uvnit</text:span><text:span text:style-name="T219">ř bed</text:span><text:span text:style-name="T220">ýnky. Za</text:span><text:span text:style-name="T221">čne vypr</text:span><text:span text:style-name="T222">áv</text:span><text:span text:style-name="T223">ět pilotovi svůj př</text:span><text:span text:style-name="T224">íb</text:span><text:span text:style-name="T225">ěh. Odešel ze sv</text:span><text:span text:style-name="T226">é planety, proto</text:span><text:span text:style-name="T227">že měl probl</text:span><text:span text:style-name="T228">émy se svou kv</text:span><text:span text:style-name="T229">ětinou. Pak procestoval několik dalš</text:span><text:span text:style-name="T230">ích planet. Král si z n</text:span><text:span text:style-name="T231">ěj chtěl udělat poddan</text:span><text:span text:style-name="T232">ého. Domý</text:span><text:span text:style-name="T233">šlivec chtěl, aby jej obdivoval. Pak potkal pijana, byznysmena, lamp</text:span><text:span text:style-name="T234">á</text:span><text:span text:style-name="T235">ře a zeměpisce. Posledn</text:span><text:span text:style-name="T236">í planetou byla Zem</text:span><text:span text:style-name="T237">ě, tam potkal lišku, hada a růže. S liškou se spř</text:span><text:span text:style-name="T238">átelil. Ukázala mu, co znamená opravdové p</text:span><text:span text:style-name="T239">ř</text:span><text:span text:style-name="T240">átelství. Na Zemi potkal mnoho zajímavých lidí. Také pilota, se kterým na</text:span><text:span text:style-name="T241">šel studnu s vodou. Mal</text:span><text:span text:style-name="T242">ého prince u</text:span><text:span text:style-name="T243">štkl had, a tak nechal</text:span></text:p>
      <text:p text:style-name="P10"><text:span text:style-name="T243"/></text:p>
      <text:p text:style-name="P10"><text:span text:style-name="T244">Zivot :<text:s/></text:span><text:span text:style-name="T245"/></text:p>
      <text:p text:style-name="P10"><text:span text:style-name="T245">Antoine de Saint - Exupéry byl francouzský prozaik, publicista a letec.</text:span></text:p>
      <text:p text:style-name="P10"><text:span text:style-name="T245"/></text:p>
      <text:p text:style-name="P10"><text:span text:style-name="T245">Antoine de Saint - Exupéry pocházel z aristokratické rodiny. Studoval ve<text:s/></text:span><text:span text:style-name="T246">Šv</text:span><text:span text:style-name="T247">ýcarsku a v Pa</text:span><text:span text:style-name="T248">ř</text:span><text:span text:style-name="T249">í</text:span><text:span text:style-name="T250">ži. Od ml</text:span><text:span text:style-name="T251">ádí se zajímal o letectví. Leteckou zp</text:span><text:span text:style-name="T252">ůsobilost z</text:span><text:span text:style-name="T253">ískal b</text:span><text:span text:style-name="T254">ěhem vojensk</text:span><text:span text:style-name="T255">é slu</text:span><text:span text:style-name="T256">žby. Letectv</text:span><text:span text:style-name="T257">í se v</text:span><text:span text:style-name="T258">ěnoval cel</text:span><text:span text:style-name="T259">ý<text:s/></text:span><text:span text:style-name="T260">život. Jako pilot podnikl četn</text:span><text:span text:style-name="T261">é cesty po celém sv</text:span><text:span text:style-name="T262">ětě. Konal předn</text:span><text:span text:style-name="T263">á</text:span><text:span text:style-name="T264">škov</text:span><text:span text:style-name="T265">á turné, psal reportá</text:span><text:span text:style-name="T266">že. Liter</text:span><text:span text:style-name="T267">ární a publicistické<text:s/></text:span><text:span text:style-name="T268">činnosti se věnoval již od dvac</text:span><text:span text:style-name="T269">átých let.</text:span></text:p>
      <text:p text:style-name="P10"><text:span text:style-name="T269"/></text:p>
      <text:p text:style-name="P10"><text:span text:style-name="T269">Za 2.sv</text:span><text:span text:style-name="T270">ětov</text:span><text:span text:style-name="T271">é války, do které se Antoine de Saint - Exupéry sám p</text:span><text:span text:style-name="T272">řihl</text:span><text:span text:style-name="T273">ásil, zahynul p</text:span><text:span text:style-name="T274">ři průzkumn</text:span><text:span text:style-name="T275">ém letu, pravd</text:span><text:span text:style-name="T276">ěpodobně nad Středozemn</text:span><text:span text:style-name="T277">ím mo</text:span><text:span text:style-name="T278">řem nedaleko Korsiky.</text:span></text:p>
      <text:p text:style-name="P10"><text:span text:style-name="T278"/></text:p>
      <text:p text:style-name="P10"><text:span text:style-name="T278">D</text:span><text:span text:style-name="T279">ílo Antoine de Saint - Exupéryho:</text:span></text:p>
      <text:p text:style-name="P10"><text:span text:style-name="T279">Saint - Exupéry psal humanistické p</text:span><text:span text:style-name="T280">ř</text:span><text:span text:style-name="T281">íb</text:span><text:span text:style-name="T282">ěhy, k nimž čerpal n</text:span><text:span text:style-name="T283">ám</text:span><text:span text:style-name="T284">ěty ze sv</text:span><text:span text:style-name="T285">ých zku</text:span><text:span text:style-name="T286">šenost</text:span><text:span text:style-name="T287">í pilota a<text:s/></text:span><text:span text:style-name="T288">ředitele letišť. Svět vid</text:span><text:span text:style-name="T289">í pohledem<text:s/></text:span><text:span text:style-name="T290">člověka žij</text:span><text:span text:style-name="T291">ícího v blízkosti ohro</text:span><text:span text:style-name="T292">žen</text:span><text:span text:style-name="T293">í. Jeho p</text:span><text:span text:style-name="T294">ř</text:span><text:span text:style-name="T295">íb</text:span><text:span text:style-name="T296">ěhy jsou prostoupeny filozofick</text:span><text:span text:style-name="T297">ými úvahami o smyslu lidského<text:s/></text:span><text:span text:style-name="T298">života.</text:span><text:span text:style-name="T299"><text:line-break/></text:span></text:p>
      <text:p text:style-name="P11"><text:span text:style-name="T3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